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7614in" svg:height="6.7555in" svg:x="11.4583in" svg:y="0.9516in">
            <draw:object draw:notify-on-update-of-ranges="Sheet1.E8:Sheet1.E53 Sheet1.J8:Sheet1.J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SIZE</text:p>
          </table:table-cell>
          <table:table-cell table:number-columns-repeated="12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12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REALTIME SPEED</text:p>
          </table:table-cell>
          <table:table-cell table:number-columns-repeated="4"/>
          <table:table-cell office:value-type="string" calcext:value-type="string">
            <text:p>GENERIC SPEED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0.639109" calcext:value-type="float">
            <text:p>0.639109</text:p>
          </table:table-cell>
          <table:table-cell office:value-type="float" office:value="0.915" calcext:value-type="float">
            <text:p>0.915</text:p>
          </table:table-cell>
          <table:table-cell/>
          <table:table-cell table:formula="of:=(1-[.C8]) * [.$A$2] / [.B8]" office:value-type="float" office:value="132.997657676547" calcext:value-type="float">
            <text:p>132.997657676547</text:p>
          </table:table-cell>
          <table:table-cell/>
          <table:table-cell office:value-type="float" office:value="3.496483" calcext:value-type="float">
            <text:p>3.496483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(1 - [.H8]) * [.$A$2] / [.G8]" office:value-type="float" office:value="285.143671512202" calcext:value-type="float">
            <text:p>285.14367151220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32448" calcext:value-type="float">
            <text:p>4.732448</text:p>
          </table:table-cell>
          <table:table-cell office:value-type="float" office:value="0.332" calcext:value-type="float">
            <text:p>0.332</text:p>
          </table:table-cell>
          <table:table-cell/>
          <table:table-cell table:formula="of:=(1-[.C9]) * [.$A$2] / [.B9]" office:value-type="float" office:value="141.153162168924" calcext:value-type="float">
            <text:p>141.153162168924</text:p>
          </table:table-cell>
          <table:table-cell/>
          <table:table-cell office:value-type="float" office:value="4.330939" calcext:value-type="float">
            <text:p>4.330939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9]) * [.$A$2] / [.G9]" office:value-type="float" office:value="225.355286694179" calcext:value-type="float">
            <text:p>225.35528669417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55242" calcext:value-type="float">
            <text:p>5.355242</text:p>
          </table:table-cell>
          <table:table-cell office:value-type="float" office:value="0.301" calcext:value-type="float">
            <text:p>0.301</text:p>
          </table:table-cell>
          <table:table-cell/>
          <table:table-cell table:formula="of:=(1-[.C10]) * [.$A$2] / [.B10]" office:value-type="float" office:value="130.526314216986" calcext:value-type="float">
            <text:p>130.526314216986</text:p>
          </table:table-cell>
          <table:table-cell/>
          <table:table-cell office:value-type="float" office:value="3.46201" calcext:value-type="float">
            <text:p>3.46201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10]) * [.$A$2] / [.G10]" office:value-type="float" office:value="281.917152174604" calcext:value-type="float">
            <text:p>281.9171521746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15397" calcext:value-type="float">
            <text:p>4.915397</text:p>
          </table:table-cell>
          <table:table-cell office:value-type="float" office:value="0.379" calcext:value-type="float">
            <text:p>0.379</text:p>
          </table:table-cell>
          <table:table-cell/>
          <table:table-cell table:formula="of:=(1-[.C11]) * [.$A$2] / [.B11]" office:value-type="float" office:value="126.337709853345" calcext:value-type="float">
            <text:p>126.337709853345</text:p>
          </table:table-cell>
          <table:table-cell/>
          <table:table-cell office:value-type="float" office:value="4.457467" calcext:value-type="float">
            <text:p>4.457467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11]) * [.$A$2] / [.G11]" office:value-type="float" office:value="224.342659182895" calcext:value-type="float">
            <text:p>224.3426591828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06165" calcext:value-type="float">
            <text:p>5.606165</text:p>
          </table:table-cell>
          <table:table-cell office:value-type="float" office:value="0.233" calcext:value-type="float">
            <text:p>0.233</text:p>
          </table:table-cell>
          <table:table-cell/>
          <table:table-cell table:formula="of:=(1-[.C12]) * [.$A$2] / [.B12]" office:value-type="float" office:value="136.813668523848" calcext:value-type="float">
            <text:p>136.813668523848</text:p>
          </table:table-cell>
          <table:table-cell/>
          <table:table-cell office:value-type="float" office:value="4.380365" calcext:value-type="float">
            <text:p>4.380365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(1 - [.H12]) * [.$A$2] / [.G12]" office:value-type="float" office:value="224.63881434538" calcext:value-type="float">
            <text:p>224.638814345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13045" calcext:value-type="float">
            <text:p>5.213045</text:p>
          </table:table-cell>
          <table:table-cell office:value-type="float" office:value="0.271" calcext:value-type="float">
            <text:p>0.271</text:p>
          </table:table-cell>
          <table:table-cell/>
          <table:table-cell table:formula="of:=(1-[.C13]) * [.$A$2] / [.B13]" office:value-type="float" office:value="139.841493791057" calcext:value-type="float">
            <text:p>139.841493791057</text:p>
          </table:table-cell>
          <table:table-cell/>
          <table:table-cell office:value-type="float" office:value="3.426304" calcext:value-type="float">
            <text:p>3.426304</text:p>
          </table:table-cell>
          <table:table-cell office:value-type="float" office:value="0.028" calcext:value-type="float">
            <text:p>0.028</text:p>
          </table:table-cell>
          <table:table-cell/>
          <table:table-cell table:formula="of:=(1 - [.H13]) * [.$A$2] / [.G13]" office:value-type="float" office:value="283.687612074118" calcext:value-type="float">
            <text:p>283.6876120741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05686" calcext:value-type="float">
            <text:p>4.705686</text:p>
          </table:table-cell>
          <table:table-cell office:value-type="float" office:value="0.331" calcext:value-type="float">
            <text:p>0.331</text:p>
          </table:table-cell>
          <table:table-cell/>
          <table:table-cell table:formula="of:=(1-[.C14]) * [.$A$2] / [.B14]" office:value-type="float" office:value="142.168431977824" calcext:value-type="float">
            <text:p>142.168431977824</text:p>
          </table:table-cell>
          <table:table-cell/>
          <table:table-cell office:value-type="float" office:value="3.45556" calcext:value-type="float">
            <text:p>3.45556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14]) * [.$A$2] / [.G14]" office:value-type="float" office:value="287.073585757446" calcext:value-type="float">
            <text:p>287.07358575744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54871" calcext:value-type="float">
            <text:p>5.554871</text:p>
          </table:table-cell>
          <table:table-cell office:value-type="float" office:value="0.279" calcext:value-type="float">
            <text:p>0.279</text:p>
          </table:table-cell>
          <table:table-cell/>
          <table:table-cell table:formula="of:=(1-[.C15]) * [.$A$2] / [.B15]" office:value-type="float" office:value="129.795993462314" calcext:value-type="float">
            <text:p>129.795993462314</text:p>
          </table:table-cell>
          <table:table-cell/>
          <table:table-cell office:value-type="float" office:value="4.604039" calcext:value-type="float">
            <text:p>4.604039</text:p>
          </table:table-cell>
          <table:table-cell office:value-type="float" office:value="0.016" calcext:value-type="float">
            <text:p>0.016</text:p>
          </table:table-cell>
          <table:table-cell/>
          <table:table-cell table:formula="of:=(1 - [.H15]) * [.$A$2] / [.G15]" office:value-type="float" office:value="213.725383299316" calcext:value-type="float">
            <text:p>213.7253832993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9692" calcext:value-type="float">
            <text:p>4.69692</text:p>
          </table:table-cell>
          <table:table-cell office:value-type="float" office:value="0.372" calcext:value-type="float">
            <text:p>0.372</text:p>
          </table:table-cell>
          <table:table-cell/>
          <table:table-cell table:formula="of:=(1-[.C16]) * [.$A$2] / [.B16]" office:value-type="float" office:value="133.704640487809" calcext:value-type="float">
            <text:p>133.704640487809</text:p>
          </table:table-cell>
          <table:table-cell/>
          <table:table-cell office:value-type="float" office:value="4.465481" calcext:value-type="float">
            <text:p>4.46548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(1 - [.H16]) * [.$A$2] / [.G16]" office:value-type="float" office:value="223.716101356159" calcext:value-type="float">
            <text:p>223.7161013561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9078" calcext:value-type="float">
            <text:p>5.19078</text:p>
          </table:table-cell>
          <table:table-cell office:value-type="float" office:value="0.262" calcext:value-type="float">
            <text:p>0.262</text:p>
          </table:table-cell>
          <table:table-cell/>
          <table:table-cell table:formula="of:=(1-[.C17]) * [.$A$2] / [.B17]" office:value-type="float" office:value="142.175164426156" calcext:value-type="float">
            <text:p>142.175164426156</text:p>
          </table:table-cell>
          <table:table-cell/>
          <table:table-cell office:value-type="float" office:value="4.40272" calcext:value-type="float">
            <text:p>4.40272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(1 - [.H17]) * [.$A$2] / [.G17]" office:value-type="float" office:value="221.681142566413" calcext:value-type="float">
            <text:p>221.6811425664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72417" calcext:value-type="float">
            <text:p>4.572417</text:p>
          </table:table-cell>
          <table:table-cell office:value-type="float" office:value="0.363" calcext:value-type="float">
            <text:p>0.363</text:p>
          </table:table-cell>
          <table:table-cell/>
          <table:table-cell table:formula="of:=(1-[.C18]) * [.$A$2] / [.B18]" office:value-type="float" office:value="139.313627781543" calcext:value-type="float">
            <text:p>139.313627781543</text:p>
          </table:table-cell>
          <table:table-cell/>
          <table:table-cell office:value-type="float" office:value="3.48137" calcext:value-type="float">
            <text:p>3.48137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(1 - [.H18]) * [.$A$2] / [.G18]" office:value-type="float" office:value="283.509078322614" calcext:value-type="float">
            <text:p>283.5090783226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286676" calcext:value-type="float">
            <text:p>4.286676</text:p>
          </table:table-cell>
          <table:table-cell office:value-type="float" office:value="0.387" calcext:value-type="float">
            <text:p>0.387</text:p>
          </table:table-cell>
          <table:table-cell/>
          <table:table-cell table:formula="of:=(1-[.C19]) * [.$A$2] / [.B19]" office:value-type="float" office:value="143.001243854212" calcext:value-type="float">
            <text:p>143.001243854212</text:p>
          </table:table-cell>
          <table:table-cell/>
          <table:table-cell office:value-type="float" office:value="3.602069" calcext:value-type="float">
            <text:p>3.602069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19]) * [.$A$2] / [.G19]" office:value-type="float" office:value="277.618224414913" calcext:value-type="float">
            <text:p>277.618224414913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455369" calcext:value-type="float">
            <text:p>5.455369</text:p>
          </table:table-cell>
          <table:table-cell office:value-type="float" office:value="0.327" calcext:value-type="float">
            <text:p>0.327</text:p>
          </table:table-cell>
          <table:table-cell/>
          <table:table-cell table:formula="of:=(1-[.C20]) * [.$A$2] / [.B20]" office:value-type="float" office:value="123.364707318607" calcext:value-type="float">
            <text:p>123.364707318607</text:p>
          </table:table-cell>
          <table:table-cell/>
          <table:table-cell office:value-type="float" office:value="3.480158" calcext:value-type="float">
            <text:p>3.480158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20]) * [.$A$2] / [.G20]" office:value-type="float" office:value="285.04452958745" calcext:value-type="float">
            <text:p>285.0445295874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341121" calcext:value-type="float">
            <text:p>4.341121</text:p>
          </table:table-cell>
          <table:table-cell office:value-type="float" office:value="0.378" calcext:value-type="float">
            <text:p>0.378</text:p>
          </table:table-cell>
          <table:table-cell/>
          <table:table-cell table:formula="of:=(1-[.C21]) * [.$A$2] / [.B21]" office:value-type="float" office:value="143.280963603641" calcext:value-type="float">
            <text:p>143.280963603641</text:p>
          </table:table-cell>
          <table:table-cell/>
          <table:table-cell office:value-type="float" office:value="4.430379" calcext:value-type="float">
            <text:p>4.430379</text:p>
          </table:table-cell>
          <table:table-cell office:value-type="float" office:value="0.023" calcext:value-type="float">
            <text:p>0.023</text:p>
          </table:table-cell>
          <table:table-cell/>
          <table:table-cell table:formula="of:=(1 - [.H21]) * [.$A$2] / [.G21]" office:value-type="float" office:value="220.522894316716" calcext:value-type="float">
            <text:p>220.5228943167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10459" calcext:value-type="float">
            <text:p>5.510459</text:p>
          </table:table-cell>
          <table:table-cell office:value-type="float" office:value="0.309" calcext:value-type="float">
            <text:p>0.309</text:p>
          </table:table-cell>
          <table:table-cell/>
          <table:table-cell table:formula="of:=(1-[.C22]) * [.$A$2] / [.B22]" office:value-type="float" office:value="125.397902425188" calcext:value-type="float">
            <text:p>125.397902425188</text:p>
          </table:table-cell>
          <table:table-cell/>
          <table:table-cell office:value-type="float" office:value="4.251361" calcext:value-type="float">
            <text:p>4.251361</text:p>
          </table:table-cell>
          <table:table-cell office:value-type="float" office:value="0.048" calcext:value-type="float">
            <text:p>0.048</text:p>
          </table:table-cell>
          <table:table-cell/>
          <table:table-cell table:formula="of:=(1 - [.H22]) * [.$A$2] / [.G22]" office:value-type="float" office:value="223.928290258108" calcext:value-type="float">
            <text:p>223.9282902581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938695" calcext:value-type="float">
            <text:p>4.938695</text:p>
          </table:table-cell>
          <table:table-cell office:value-type="float" office:value="0.329" calcext:value-type="float">
            <text:p>0.329</text:p>
          </table:table-cell>
          <table:table-cell/>
          <table:table-cell table:formula="of:=(1-[.C23]) * [.$A$2] / [.B23]" office:value-type="float" office:value="135.865851201583" calcext:value-type="float">
            <text:p>135.865851201583</text:p>
          </table:table-cell>
          <table:table-cell/>
          <table:table-cell office:value-type="float" office:value="3.419729" calcext:value-type="float">
            <text:p>3.419729</text:p>
          </table:table-cell>
          <table:table-cell office:value-type="float" office:value="0.029" calcext:value-type="float">
            <text:p>0.029</text:p>
          </table:table-cell>
          <table:table-cell/>
          <table:table-cell table:formula="of:=(1 - [.H23]) * [.$A$2] / [.G23]" office:value-type="float" office:value="283.940628043918" calcext:value-type="float">
            <text:p>283.9406280439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62936" calcext:value-type="float">
            <text:p>5.362936</text:p>
          </table:table-cell>
          <table:table-cell office:value-type="float" office:value="0.303" calcext:value-type="float">
            <text:p>0.303</text:p>
          </table:table-cell>
          <table:table-cell/>
          <table:table-cell table:formula="of:=(1-[.C24]) * [.$A$2] / [.B24]" office:value-type="float" office:value="129.966123034099" calcext:value-type="float">
            <text:p>129.966123034099</text:p>
          </table:table-cell>
          <table:table-cell/>
          <table:table-cell office:value-type="float" office:value="4.342274" calcext:value-type="float">
            <text:p>4.342274</text:p>
          </table:table-cell>
          <table:table-cell office:value-type="float" office:value="0.025" calcext:value-type="float">
            <text:p>0.025</text:p>
          </table:table-cell>
          <table:table-cell/>
          <table:table-cell table:formula="of:=(1 - [.H24]) * [.$A$2] / [.G24]" office:value-type="float" office:value="224.536728912086" calcext:value-type="float">
            <text:p>224.5367289120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21104" calcext:value-type="float">
            <text:p>0.21104</text:p>
          </table:table-cell>
          <table:table-cell office:value-type="float" office:value="0.97" calcext:value-type="float">
            <text:p>0.97</text:p>
          </table:table-cell>
          <table:table-cell/>
          <table:table-cell table:formula="of:=(1-[.C25]) * [.$A$2] / [.B25]" office:value-type="float" office:value="142.153146322972" calcext:value-type="float">
            <text:p>142.153146322972</text:p>
          </table:table-cell>
          <table:table-cell/>
          <table:table-cell office:value-type="float" office:value="4.365514" calcext:value-type="float">
            <text:p>4.365514</text:p>
          </table:table-cell>
          <table:table-cell office:value-type="float" office:value="0.022" calcext:value-type="float">
            <text:p>0.022</text:p>
          </table:table-cell>
          <table:table-cell/>
          <table:table-cell table:formula="of:=(1 - [.H25]) * [.$A$2] / [.G25]" office:value-type="float" office:value="224.02860235931" calcext:value-type="float">
            <text:p>224.0286023593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831575" calcext:value-type="float">
            <text:p>4.831575</text:p>
          </table:table-cell>
          <table:table-cell office:value-type="float" office:value="0.374" calcext:value-type="float">
            <text:p>0.374</text:p>
          </table:table-cell>
          <table:table-cell/>
          <table:table-cell table:formula="of:=(1-[.C26]) * [.$A$2] / [.B26]" office:value-type="float" office:value="129.564376005754" calcext:value-type="float">
            <text:p>129.564376005754</text:p>
          </table:table-cell>
          <table:table-cell/>
          <table:table-cell office:value-type="float" office:value="3.465214" calcext:value-type="float">
            <text:p>3.465214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(1 - [.H26]) * [.$A$2] / [.G26]" office:value-type="float" office:value="285.119476026589" calcext:value-type="float">
            <text:p>285.1194760265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12302" calcext:value-type="float">
            <text:p>5.312302</text:p>
          </table:table-cell>
          <table:table-cell office:value-type="float" office:value="0.311" calcext:value-type="float">
            <text:p>0.311</text:p>
          </table:table-cell>
          <table:table-cell/>
          <table:table-cell table:formula="of:=(1-[.C27]) * [.$A$2] / [.B27]" office:value-type="float" office:value="129.698951603279" calcext:value-type="float">
            <text:p>129.698951603279</text:p>
          </table:table-cell>
          <table:table-cell/>
          <table:table-cell office:value-type="float" office:value="3.461159" calcext:value-type="float">
            <text:p>3.461159</text:p>
          </table:table-cell>
          <table:table-cell office:value-type="float" office:value="0.012" calcext:value-type="float">
            <text:p>0.012</text:p>
          </table:table-cell>
          <table:table-cell/>
          <table:table-cell table:formula="of:=(1 - [.H27]) * [.$A$2] / [.G27]" office:value-type="float" office:value="285.453514270798" calcext:value-type="float">
            <text:p>285.45351427079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.330296" calcext:value-type="float">
            <text:p>7.330296</text:p>
          </table:table-cell>
          <table:table-cell office:value-type="float" office:value="0.069" calcext:value-type="float">
            <text:p>0.069</text:p>
          </table:table-cell>
          <table:table-cell/>
          <table:table-cell table:formula="of:=(1-[.C28]) * [.$A$2] / [.B28]" office:value-type="float" office:value="127.00714950665" calcext:value-type="float">
            <text:p>127.00714950665</text:p>
          </table:table-cell>
          <table:table-cell/>
          <table:table-cell office:value-type="float" office:value="4.39854" calcext:value-type="float">
            <text:p>4.39854</text:p>
          </table:table-cell>
          <table:table-cell office:value-type="float" office:value="0.031" calcext:value-type="float">
            <text:p>0.031</text:p>
          </table:table-cell>
          <table:table-cell/>
          <table:table-cell table:formula="of:=(1 - [.H28]) * [.$A$2] / [.G28]" office:value-type="float" office:value="220.300372396295" calcext:value-type="float">
            <text:p>220.30037239629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129978" calcext:value-type="float">
            <text:p>5.129978</text:p>
          </table:table-cell>
          <table:table-cell office:value-type="float" office:value="0.319" calcext:value-type="float">
            <text:p>0.319</text:p>
          </table:table-cell>
          <table:table-cell/>
          <table:table-cell table:formula="of:=(1-[.C29]) * [.$A$2] / [.B29]" office:value-type="float" office:value="132.749107306113" calcext:value-type="float">
            <text:p>132.749107306113</text:p>
          </table:table-cell>
          <table:table-cell/>
          <table:table-cell office:value-type="float" office:value="3.406967" calcext:value-type="float">
            <text:p>3.406967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29]) * [.$A$2] / [.G29]" office:value-type="float" office:value="285.884776694344" calcext:value-type="float">
            <text:p>285.88477669434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659762" calcext:value-type="float">
            <text:p>4.659762</text:p>
          </table:table-cell>
          <table:table-cell office:value-type="float" office:value="0.388" calcext:value-type="float">
            <text:p>0.388</text:p>
          </table:table-cell>
          <table:table-cell/>
          <table:table-cell table:formula="of:=(1-[.C30]) * [.$A$2] / [.B30]" office:value-type="float" office:value="131.337179881719" calcext:value-type="float">
            <text:p>131.337179881719</text:p>
          </table:table-cell>
          <table:table-cell/>
          <table:table-cell office:value-type="float" office:value="3.21155" calcext:value-type="float">
            <text:p>3.21155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(1 - [.H30]) * [.$A$2] / [.G30]" office:value-type="float" office:value="309.819246158397" calcext:value-type="float">
            <text:p>309.8192461583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53689" calcext:value-type="float">
            <text:p>4.553689</text:p>
          </table:table-cell>
          <table:table-cell office:value-type="float" office:value="0.39" calcext:value-type="float">
            <text:p>0.39</text:p>
          </table:table-cell>
          <table:table-cell/>
          <table:table-cell table:formula="of:=(1-[.C31]) * [.$A$2] / [.B31]" office:value-type="float" office:value="133.957325588111" calcext:value-type="float">
            <text:p>133.957325588111</text:p>
          </table:table-cell>
          <table:table-cell/>
          <table:table-cell office:value-type="float" office:value="4.417815" calcext:value-type="float">
            <text:p>4.417815</text:p>
          </table:table-cell>
          <table:table-cell office:value-type="float" office:value="0.029" calcext:value-type="float">
            <text:p>0.029</text:p>
          </table:table-cell>
          <table:table-cell/>
          <table:table-cell table:formula="of:=(1 - [.H31]) * [.$A$2] / [.G31]" office:value-type="float" office:value="219.79191070699" calcext:value-type="float">
            <text:p>219.791910706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90542" calcext:value-type="float">
            <text:p>4.590542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(1-[.C32]) * [.$A$2] / [.B32]" office:value-type="float" office:value="139.634927640353" calcext:value-type="float">
            <text:p>139.634927640353</text:p>
          </table:table-cell>
          <table:table-cell/>
          <table:table-cell office:value-type="float" office:value="4.564535" calcext:value-type="float">
            <text:p>4.564535</text:p>
          </table:table-cell>
          <table:table-cell office:value-type="float" office:value="0" calcext:value-type="float">
            <text:p>0</text:p>
          </table:table-cell>
          <table:table-cell/>
          <table:table-cell table:formula="of:=(1 - [.H32]) * [.$A$2] / [.G32]" office:value-type="float" office:value="219.080366346189" calcext:value-type="float">
            <text:p>219.08036634618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791303" calcext:value-type="float">
            <text:p>4.791303</text:p>
          </table:table-cell>
          <table:table-cell office:value-type="float" office:value="0.377" calcext:value-type="float">
            <text:p>0.377</text:p>
          </table:table-cell>
          <table:table-cell/>
          <table:table-cell table:formula="of:=(1-[.C33]) * [.$A$2] / [.B33]" office:value-type="float" office:value="130.027259808031" calcext:value-type="float">
            <text:p>130.027259808031</text:p>
          </table:table-cell>
          <table:table-cell/>
          <table:table-cell office:value-type="float" office:value="3.537452" calcext:value-type="float">
            <text:p>3.537452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3]) * [.$A$2] / [.G33]" office:value-type="float" office:value="275.339425100326" calcext:value-type="float">
            <text:p>275.33942510032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63044" calcext:value-type="float">
            <text:p>5.63044</text:p>
          </table:table-cell>
          <table:table-cell office:value-type="float" office:value="0.235" calcext:value-type="float">
            <text:p>0.235</text:p>
          </table:table-cell>
          <table:table-cell/>
          <table:table-cell table:formula="of:=(1-[.C34]) * [.$A$2] / [.B34]" office:value-type="float" office:value="135.86859996732" calcext:value-type="float">
            <text:p>135.86859996732</text:p>
          </table:table-cell>
          <table:table-cell/>
          <table:table-cell office:value-type="float" office:value="4.426089" calcext:value-type="float">
            <text:p>4.426089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4]) * [.$A$2] / [.G34]" office:value-type="float" office:value="220.058837497393" calcext:value-type="float">
            <text:p>220.05883749739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26288" calcext:value-type="float">
            <text:p>4.526288</text:p>
          </table:table-cell>
          <table:table-cell office:value-type="float" office:value="0.371" calcext:value-type="float">
            <text:p>0.371</text:p>
          </table:table-cell>
          <table:table-cell/>
          <table:table-cell table:formula="of:=(1-[.C35]) * [.$A$2] / [.B35]" office:value-type="float" office:value="138.965969465487" calcext:value-type="float">
            <text:p>138.965969465487</text:p>
          </table:table-cell>
          <table:table-cell/>
          <table:table-cell office:value-type="float" office:value="3.588004" calcext:value-type="float">
            <text:p>3.588004</text:p>
          </table:table-cell>
          <table:table-cell office:value-type="float" office:value="0.008" calcext:value-type="float">
            <text:p>0.008</text:p>
          </table:table-cell>
          <table:table-cell/>
          <table:table-cell table:formula="of:=(1 - [.H35]) * [.$A$2] / [.G35]" office:value-type="float" office:value="276.476837818464" calcext:value-type="float">
            <text:p>276.47683781846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.57995" calcext:value-type="float">
            <text:p>4.57995</text:p>
          </table:table-cell>
          <table:table-cell office:value-type="float" office:value="0.346" calcext:value-type="float">
            <text:p>0.346</text:p>
          </table:table-cell>
          <table:table-cell/>
          <table:table-cell table:formula="of:=(1-[.C36]) * [.$A$2] / [.B36]" office:value-type="float" office:value="142.796318737104" calcext:value-type="float">
            <text:p>142.796318737104</text:p>
          </table:table-cell>
          <table:table-cell/>
          <table:table-cell office:value-type="float" office:value="4.420273" calcext:value-type="float">
            <text:p>4.420273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6]) * [.$A$2] / [.G36]" office:value-type="float" office:value="220.34838119727" calcext:value-type="float">
            <text:p>220.348381197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295881" calcext:value-type="float">
            <text:p>5.295881</text:p>
          </table:table-cell>
          <table:table-cell office:value-type="float" office:value="0.325" calcext:value-type="float">
            <text:p>0.325</text:p>
          </table:table-cell>
          <table:table-cell/>
          <table:table-cell table:formula="of:=(1-[.C37]) * [.$A$2] / [.B37]" office:value-type="float" office:value="127.457546723576" calcext:value-type="float">
            <text:p>127.457546723576</text:p>
          </table:table-cell>
          <table:table-cell/>
          <table:table-cell office:value-type="float" office:value="4.522567" calcext:value-type="float">
            <text:p>4.522567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(1 - [.H37]) * [.$A$2] / [.G37]" office:value-type="float" office:value="220.450023183736" calcext:value-type="float">
            <text:p>220.450023183736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393333" calcext:value-type="float">
            <text:p>5.393333</text:p>
          </table:table-cell>
          <table:table-cell office:value-type="float" office:value="0.228" calcext:value-type="float">
            <text:p>0.228</text:p>
          </table:table-cell>
          <table:table-cell/>
          <table:table-cell table:formula="of:=(1-[.C38]) * [.$A$2] / [.B38]" office:value-type="float" office:value="143.13968746228" calcext:value-type="float">
            <text:p>143.13968746228</text:p>
          </table:table-cell>
          <table:table-cell/>
          <table:table-cell office:value-type="float" office:value="3.525008" calcext:value-type="float">
            <text:p>3.525008</text:p>
          </table:table-cell>
          <table:table-cell office:value-type="float" office:value="0.026" calcext:value-type="float">
            <text:p>0.026</text:p>
          </table:table-cell>
          <table:table-cell/>
          <table:table-cell table:formula="of:=(1 - [.H38]) * [.$A$2] / [.G38]" office:value-type="float" office:value="276.311429647819" calcext:value-type="float">
            <text:p>276.311429647819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534619" calcext:value-type="float">
            <text:p>5.534619</text:p>
          </table:table-cell>
          <table:table-cell office:value-type="float" office:value="0.262" calcext:value-type="float">
            <text:p>0.262</text:p>
          </table:table-cell>
          <table:table-cell/>
          <table:table-cell table:formula="of:=(1-[.C39]) * [.$A$2] / [.B39]" office:value-type="float" office:value="133.342511923585" calcext:value-type="float">
            <text:p>133.342511923585</text:p>
          </table:table-cell>
          <table:table-cell/>
          <table:table-cell office:value-type="float" office:value="4.374478" calcext:value-type="float">
            <text:p>4.374478</text:p>
          </table:table-cell>
          <table:table-cell office:value-type="float" office:value="0.043" calcext:value-type="float">
            <text:p>0.043</text:p>
          </table:table-cell>
          <table:table-cell/>
          <table:table-cell table:formula="of:=(1 - [.H39]) * [.$A$2] / [.G39]" office:value-type="float" office:value="218.768959404985" calcext:value-type="float">
            <text:p>218.768959404985</text:p>
          </table:table-cell>
          <table:table-cell table:number-columns-repeated="3"/>
        </table:table-row>
        <table:table-row table:style-name="ro1">
          <table:table-cell/>
          <table:table-cell office:value-type="float" office:value="5.041502" calcext:value-type="float">
            <text:p>5.041502</text:p>
          </table:table-cell>
          <table:table-cell office:value-type="float" office:value="0.34" calcext:value-type="float">
            <text:p>0.34</text:p>
          </table:table-cell>
          <table:table-cell/>
          <table:table-cell table:formula="of:=(1-[.C40]) * [.$A$2] / [.B40]" office:value-type="float" office:value="130.913366691117" calcext:value-type="float">
            <text:p>130.9133666911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073722" calcext:value-type="float">
            <text:p>5.073722</text:p>
          </table:table-cell>
          <table:table-cell office:value-type="float" office:value="0.359" calcext:value-type="float">
            <text:p>0.359</text:p>
          </table:table-cell>
          <table:table-cell/>
          <table:table-cell table:formula="of:=(1-[.C41]) * [.$A$2] / [.B41]" office:value-type="float" office:value="126.33723329737" calcext:value-type="float">
            <text:p>126.3372332973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428451" calcext:value-type="float">
            <text:p>3.428451</text:p>
          </table:table-cell>
          <table:table-cell office:value-type="float" office:value="0.585" calcext:value-type="float">
            <text:p>0.585</text:p>
          </table:table-cell>
          <table:table-cell/>
          <table:table-cell table:formula="of:=(1-[.C42]) * [.$A$2] / [.B42]" office:value-type="float" office:value="121.045918404551" calcext:value-type="float">
            <text:p>121.04591840455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900497" calcext:value-type="float">
            <text:p>4.900497</text:p>
          </table:table-cell>
          <table:table-cell office:value-type="float" office:value="0.168" calcext:value-type="float">
            <text:p>0.168</text:p>
          </table:table-cell>
          <table:table-cell/>
          <table:table-cell table:formula="of:=(1-[.C43]) * [.$A$2] / [.B43]" office:value-type="float" office:value="169.778697956554" calcext:value-type="float">
            <text:p>169.778697956554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190164" calcext:value-type="float">
            <text:p>6.190164</text:p>
          </table:table-cell>
          <table:table-cell office:value-type="float" office:value="0.216" calcext:value-type="float">
            <text:p>0.216</text:p>
          </table:table-cell>
          <table:table-cell/>
          <table:table-cell table:formula="of:=(1-[.C44]) * [.$A$2] / [.B44]" office:value-type="float" office:value="126.652541031223" calcext:value-type="float">
            <text:p>126.65254103122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554404" calcext:value-type="float">
            <text:p>6.554404</text:p>
          </table:table-cell>
          <table:table-cell office:value-type="float" office:value="0.093" calcext:value-type="float">
            <text:p>0.093</text:p>
          </table:table-cell>
          <table:table-cell/>
          <table:table-cell table:formula="of:=(1-[.C45]) * [.$A$2] / [.B45]" office:value-type="float" office:value="138.380240217112" calcext:value-type="float">
            <text:p>138.3802402171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427469" calcext:value-type="float">
            <text:p>5.427469</text:p>
          </table:table-cell>
          <table:table-cell office:value-type="float" office:value="0.284" calcext:value-type="float">
            <text:p>0.284</text:p>
          </table:table-cell>
          <table:table-cell/>
          <table:table-cell table:formula="of:=(1-[.C46]) * [.$A$2] / [.B46]" office:value-type="float" office:value="131.92152732701" calcext:value-type="float">
            <text:p>131.921527327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105311" calcext:value-type="float">
            <text:p>5.105311</text:p>
          </table:table-cell>
          <table:table-cell office:value-type="float" office:value="0.352" calcext:value-type="float">
            <text:p>0.352</text:p>
          </table:table-cell>
          <table:table-cell/>
          <table:table-cell table:formula="of:=(1-[.C47]) * [.$A$2] / [.B47]" office:value-type="float" office:value="126.92664560494" calcext:value-type="float">
            <text:p>126.9266456049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34842" calcext:value-type="float">
            <text:p>5.234842</text:p>
          </table:table-cell>
          <table:table-cell office:value-type="float" office:value="0.277" calcext:value-type="float">
            <text:p>0.277</text:p>
          </table:table-cell>
          <table:table-cell/>
          <table:table-cell table:formula="of:=(1-[.C48]) * [.$A$2] / [.B48]" office:value-type="float" office:value="138.113050976515" calcext:value-type="float">
            <text:p>138.1130509765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241393" calcext:value-type="float">
            <text:p>5.241393</text:p>
          </table:table-cell>
          <table:table-cell office:value-type="float" office:value="0.32" calcext:value-type="float">
            <text:p>0.32</text:p>
          </table:table-cell>
          <table:table-cell/>
          <table:table-cell table:formula="of:=(1-[.C49]) * [.$A$2] / [.B49]" office:value-type="float" office:value="129.736503254001" calcext:value-type="float">
            <text:p>129.73650325400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052175" calcext:value-type="float">
            <text:p>5.052175</text:p>
          </table:table-cell>
          <table:table-cell office:value-type="float" office:value="0.302" calcext:value-type="float">
            <text:p>0.302</text:p>
          </table:table-cell>
          <table:table-cell/>
          <table:table-cell table:formula="of:=(1-[.C50]) * [.$A$2] / [.B50]" office:value-type="float" office:value="138.158317952169" calcext:value-type="float">
            <text:p>138.158317952169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232072" calcext:value-type="float">
            <text:p>0.232072</text:p>
          </table:table-cell>
          <table:table-cell office:value-type="float" office:value="0.969" calcext:value-type="float">
            <text:p>0.969</text:p>
          </table:table-cell>
          <table:table-cell/>
          <table:table-cell table:formula="of:=(1-[.C51]) * [.$A$2] / [.B51]" office:value-type="float" office:value="133.579234030818" calcext:value-type="float">
            <text:p>133.5792340308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502974" calcext:value-type="float">
            <text:p>5.502974</text:p>
          </table:table-cell>
          <table:table-cell office:value-type="float" office:value="0.328" calcext:value-type="float">
            <text:p>0.328</text:p>
          </table:table-cell>
          <table:table-cell/>
          <table:table-cell table:formula="of:=(1-[.C52]) * [.$A$2] / [.B52]" office:value-type="float" office:value="122.11578684544" calcext:value-type="float">
            <text:p>122.1157868454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544172" calcext:value-type="float">
            <text:p>4.544172</text:p>
          </table:table-cell>
          <table:table-cell office:value-type="float" office:value="0.382" calcext:value-type="float">
            <text:p>0.382</text:p>
          </table:table-cell>
          <table:table-cell/>
          <table:table-cell table:formula="of:=(1-[.C53]) * [.$A$2] / [.B53]" office:value-type="float" office:value="135.998373301011" calcext:value-type="float">
            <text:p>135.998373301011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10"/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DEVIATION</text:p>
          </table:table-cell>
        </table:table-row>
        <table:table-row table:style-name="ro1">
          <table:table-cell table:number-columns-repeated="10"/>
          <table:table-cell table:formula="of:=AVERAGE([.E8:.E41])" office:value-type="float" office:value="134.43103863925" calcext:value-type="float">
            <text:p>134.43103863925</text:p>
          </table:table-cell>
          <table:table-cell/>
          <table:table-cell table:formula="of:= SQRT(DEVSQ([.E8:.E41]))" office:value-type="float" office:value="34.9646246182787" calcext:value-type="float">
            <text:p>34.96462461827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 style:data-style-name="N2" text:time-value="20:47:27.2689951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5T16:38:05.190871490</meta:creation-date>
    <meta:generator>LibreOffice/24.2.7.2$Linux_X86_64 LibreOffice_project/420$Build-2</meta:generator>
    <dc:date>2025-09-06T20:52:50.501285823</dc:date>
    <meta:editing-duration>PT1H15M21S</meta:editing-duration>
    <meta:editing-cycles>4</meta:editing-cycles>
    <meta:document-statistic meta:table-count="1" meta:cell-count="24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mean-value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interval-major="1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svg:stroke-color="#004586"/>
    </style:style>
    <style:style style:name="ch12" style:family="chart">
      <style:graphic-properties svg:stroke-color="#004586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 chart:mean-valu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svg:stroke-color="#ff420e"/>
    </style:style>
    <style:style style:name="ch15" style:family="chart">
      <style:graphic-properties svg:stroke-color="#ff420e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9.875cm" svg:height="17.16cm" xlink:href=".." xlink:type="simple" chart:class="chart:scatter" chart:style-name="ch1">
        <chart:title svg:x="12.499cm" svg:y="0.479cm" chart:style-name="ch2">
          <text:p>SPEED COMPARISON</text:p>
        </chart:title>
        <chart:legend chart:legend-position="end" svg:x="25.859cm" svg:y="7.534cm" style:legend-expansion="high" chart:style-name="ch3"/>
        <chart:plot-area chart:style-name="ch4" table:cell-range-address="Sheet1.E8:Sheet1.E53 Sheet1.J8:Sheet1.J39" svg:x="1.608cm" svg:y="1.601cm" svg:width="23.654cm" svg:height="14.235cm">
          <chart:coordinate-region svg:x="2.415cm" svg:y="1.8cm" svg:width="22.66cm" svg:height="13.389cm"/>
          <chart:axis chart:dimension="x" chart:name="primary-x" chart:style-name="ch5">
            <chart:title svg:x="12.412cm" svg:y="16.179cm" chart:style-name="ch6">
              <text:p>measurement</text:p>
            </chart:title>
          </chart:axis>
          <chart:axis chart:dimension="y" chart:name="primary-y" chart:style-name="ch7">
            <chart:title svg:x="0.451cm" svg:y="9.199cm" chart:style-name="ch8">
              <text:p>speed</text:p>
            </chart:title>
            <chart:grid chart:style-name="ch9" chart:class="major"/>
          </chart:axis>
          <chart:series chart:style-name="ch10" chart:values-cell-range-address="Sheet1.E8:Sheet1.E53" chart:class="chart:scatter">
            <chart:mean-value chart:style-name="ch11"/>
            <chart:regression-curve chart:style-name="ch12"/>
            <chart:data-point chart:repeated="46"/>
          </chart:series>
          <chart:series chart:style-name="ch13" chart:values-cell-range-address="Sheet1.J8:Sheet1.J39" chart:class="chart:scatter">
            <chart:mean-value chart:style-name="ch14"/>
            <chart:regression-curve chart:style-name="ch15"/>
            <chart:data-point chart:repeated="3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2.997657676547">
                <text:p>132.997657676547</text:p>
                <draw:g>
                  <svg:desc>Sheet1.E8:Sheet1.E53</svg:desc>
                </draw:g>
              </table:table-cell>
              <table:table-cell office:value-type="float" office:value="285.143671512202">
                <text:p>285.143671512202</text:p>
                <draw:g>
                  <svg:desc>Sheet1.J8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1.153162168924">
                <text:p>141.153162168924</text:p>
              </table:table-cell>
              <table:table-cell office:value-type="float" office:value="225.355286694179">
                <text:p>225.3552866941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.526314216986">
                <text:p>130.526314216986</text:p>
              </table:table-cell>
              <table:table-cell office:value-type="float" office:value="281.917152174604">
                <text:p>281.9171521746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.337709853345">
                <text:p>126.337709853345</text:p>
              </table:table-cell>
              <table:table-cell office:value-type="float" office:value="224.342659182895">
                <text:p>224.3426591828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6.813668523848">
                <text:p>136.813668523848</text:p>
              </table:table-cell>
              <table:table-cell office:value-type="float" office:value="224.63881434538">
                <text:p>224.638814345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.841493791057">
                <text:p>139.841493791057</text:p>
              </table:table-cell>
              <table:table-cell office:value-type="float" office:value="283.687612074118">
                <text:p>283.6876120741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2.168431977824">
                <text:p>142.168431977824</text:p>
              </table:table-cell>
              <table:table-cell office:value-type="float" office:value="287.073585757446">
                <text:p>287.073585757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9.795993462314">
                <text:p>129.795993462314</text:p>
              </table:table-cell>
              <table:table-cell office:value-type="float" office:value="213.725383299316">
                <text:p>213.7253832993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3.704640487809">
                <text:p>133.704640487809</text:p>
              </table:table-cell>
              <table:table-cell office:value-type="float" office:value="223.716101356159">
                <text:p>223.7161013561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.175164426156">
                <text:p>142.175164426156</text:p>
              </table:table-cell>
              <table:table-cell office:value-type="float" office:value="221.681142566413">
                <text:p>221.681142566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9.313627781543">
                <text:p>139.313627781543</text:p>
              </table:table-cell>
              <table:table-cell office:value-type="float" office:value="283.509078322614">
                <text:p>283.509078322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3.001243854212">
                <text:p>143.001243854212</text:p>
              </table:table-cell>
              <table:table-cell office:value-type="float" office:value="277.618224414913">
                <text:p>277.6182244149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3.364707318607">
                <text:p>123.364707318607</text:p>
              </table:table-cell>
              <table:table-cell office:value-type="float" office:value="285.04452958745">
                <text:p>285.0445295874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3.280963603641">
                <text:p>143.280963603641</text:p>
              </table:table-cell>
              <table:table-cell office:value-type="float" office:value="220.522894316716">
                <text:p>220.5228943167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5.397902425188">
                <text:p>125.397902425188</text:p>
              </table:table-cell>
              <table:table-cell office:value-type="float" office:value="223.928290258108">
                <text:p>223.9282902581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.865851201583">
                <text:p>135.865851201583</text:p>
              </table:table-cell>
              <table:table-cell office:value-type="float" office:value="283.940628043918">
                <text:p>283.9406280439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9.966123034099">
                <text:p>129.966123034099</text:p>
              </table:table-cell>
              <table:table-cell office:value-type="float" office:value="224.536728912086">
                <text:p>224.5367289120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42.153146322972">
                <text:p>142.153146322972</text:p>
              </table:table-cell>
              <table:table-cell office:value-type="float" office:value="224.02860235931">
                <text:p>224.028602359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9.564376005754">
                <text:p>129.564376005754</text:p>
              </table:table-cell>
              <table:table-cell office:value-type="float" office:value="285.119476026589">
                <text:p>285.1194760265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9.698951603279">
                <text:p>129.698951603279</text:p>
              </table:table-cell>
              <table:table-cell office:value-type="float" office:value="285.453514270798">
                <text:p>285.4535142707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7.00714950665">
                <text:p>127.00714950665</text:p>
              </table:table-cell>
              <table:table-cell office:value-type="float" office:value="220.300372396295">
                <text:p>220.3003723962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.749107306113">
                <text:p>132.749107306113</text:p>
              </table:table-cell>
              <table:table-cell office:value-type="float" office:value="285.884776694344">
                <text:p>285.884776694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1.337179881719">
                <text:p>131.337179881719</text:p>
              </table:table-cell>
              <table:table-cell office:value-type="float" office:value="309.819246158397">
                <text:p>309.8192461583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3.957325588111">
                <text:p>133.957325588111</text:p>
              </table:table-cell>
              <table:table-cell office:value-type="float" office:value="219.79191070699">
                <text:p>219.79191070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9.634927640353">
                <text:p>139.634927640353</text:p>
              </table:table-cell>
              <table:table-cell office:value-type="float" office:value="219.080366346189">
                <text:p>219.0803663461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0.027259808031">
                <text:p>130.027259808031</text:p>
              </table:table-cell>
              <table:table-cell office:value-type="float" office:value="275.339425100326">
                <text:p>275.3394251003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5.86859996732">
                <text:p>135.86859996732</text:p>
              </table:table-cell>
              <table:table-cell office:value-type="float" office:value="220.058837497393">
                <text:p>220.0588374973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8.965969465487">
                <text:p>138.965969465487</text:p>
              </table:table-cell>
              <table:table-cell office:value-type="float" office:value="276.476837818464">
                <text:p>276.4768378184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2.796318737104">
                <text:p>142.796318737104</text:p>
              </table:table-cell>
              <table:table-cell office:value-type="float" office:value="220.34838119727">
                <text:p>220.34838119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7.457546723576">
                <text:p>127.457546723576</text:p>
              </table:table-cell>
              <table:table-cell office:value-type="float" office:value="220.450023183736">
                <text:p>220.4500231837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3.13968746228">
                <text:p>143.13968746228</text:p>
              </table:table-cell>
              <table:table-cell office:value-type="float" office:value="276.311429647819">
                <text:p>276.3114296478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3.342511923585">
                <text:p>133.342511923585</text:p>
              </table:table-cell>
              <table:table-cell office:value-type="float" office:value="218.768959404985">
                <text:p>218.7689594049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.913366691117">
                <text:p>130.91336669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26.33723329737">
                <text:p>126.33723329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1.045918404551">
                <text:p>121.045918404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9.778697956554">
                <text:p>169.778697956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6.652541031223">
                <text:p>126.65254103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8.380240217112">
                <text:p>138.380240217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1.92152732701">
                <text:p>131.92152732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92664560494">
                <text:p>126.92664560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8.113050976515">
                <text:p>138.113050976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9.736503254001">
                <text:p>129.736503254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8.158317952169">
                <text:p>138.158317952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3.579234030818">
                <text:p>133.579234030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2.11578684544">
                <text:p>122.11578684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5.998373301011">
                <text:p>135.99837330101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